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303"/>
    </style:style>
    <style:style style:name="P2" style:family="paragraph" style:parent-style-name="Standard">
      <style:text-properties officeooo:paragraph-rsid="0018a303"/>
    </style:style>
    <style:style style:name="P3" style:family="paragraph" style:parent-style-name="Standard">
      <style:text-properties officeooo:rsid="000b14d9" officeooo:paragraph-rsid="001a19c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19cf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1a19cf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a19cf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UnstableSepticShock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34. Type “5” when prompted for the patient’s current Glasgow coma scale.</text:p>
      <text:p text:style-name="P1"/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3:10.649334452</meta:creation-date>
    <dc:date>2020-11-18T12:10:13.142782872</dc:date>
    <meta:editing-duration>PT4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619" meta:character-count="4078" meta:non-whitespace-character-count="3472"/>
  </office:meta>
</office:document-meta>
</file>